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7576" officeooo:paragraph-rsid="001d7576"/>
    </style:style>
    <style:style style:name="P2" style:family="paragraph" style:parent-style-name="Standard">
      <style:text-properties fo:language="fr" fo:country="FR" officeooo:rsid="001d7576" officeooo:paragraph-rsid="001d7576"/>
    </style:style>
    <style:style style:name="T1" style:family="text">
      <style:text-properties officeooo:rsid="001f86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result_box"/>Son paragraphe était destiné à contenir [[<text:span text:style-name="T1">[ </text:span>20 (twen-ty) <text:span text:style-name="T1">]</text:span>]] mots cumulatifs. La raison derrière cela est de tester des combinaisons d'instances de comptage de text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1:02:17.069382788</meta:creation-date>
    <dc:date>2017-03-12T08:33:03.329761334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26" meta:character-count="166" meta:non-whitespace-character-count="141"/>
  </office:meta>
</office:document-meta>
</file>